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74.05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173.99pt"/>
    </style:style>
    <style:style style:name="co5" style:family="table-column">
      <style:table-column-properties fo:break-before="auto" style:column-width="289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pt" fo:break-before="auto" style:use-optimal-row-height="true"/>
    </style:style>
    <style:style style:name="ro3" style:family="table-row">
      <style:table-row-properties style:row-height="41.24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27.8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="0.74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fo:border="0.74pt solid 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style-complex="normal" style:font-weight-complex="normal" style:font-name="Liberation Sans" style:language-asian="zh" style:country-asian="CN" style:font-name-complex="Lohit Devanagari" style:font-name-asian="Noto Sans CJK SC Regular" style:font-size-asian="12pt" style:font-size-complex="12pt" style:text-overline-style="none" style:text-overline-color="font-color" fo:language="en" fo:country="US" fo:font-size="12pt" fo:font-style="normal" style:font-style-asian="normal" style:text-emphasize="none" style:font-relief="none" style:language-complex="hi" style:country-complex="IN" style:text-underline-style="none" style:text-underline-color="font-color" style:text-line-through-type="none" style:text-outline="false" fo:text-shadow="none" style:text-line-through-mode="continuous" style:font-weight-asian="normal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language="en" fo:country="US" style:font-style-complex="normal" style:font-weight-complex="normal" style:font-weight-asian="normal" style:text-underline-style="none" style:text-underline-color="font-color" fo:font-weight="normal" style:font-name="Liberation Sans" style:text-line-through-type="none" style:text-outline="false" fo:text-shadow="none" style:text-line-through-mode="continuous" style:font-style-asian="normal" style:language-asian="zh" style:country-asian="CN" style:language-complex="hi" style:country-complex="IN" style:font-name-asian="Noto Sans CJK SC Regular" style:font-name-complex="Lohit Devanagari" style:font-size-asian="12pt" style:font-size-complex="12pt" style:text-emphasize="none" style:font-relief="none" style:text-overline-style="none" style:text-overline-color="font-color" fo:font-style="normal"/>
    </style:style>
    <style:style style:name="T6" style:family="text">
      <style:text-properties fo:language="en" fo:country="US" style:font-style-complex="normal" style:font-weight-complex="normal" style:font-weight-asian="normal" style:text-underline-style="none" style:text-underline-color="font-color" style:font-name="Liberation Sans" style:text-line-through-type="none" style:text-outline="false" fo:text-shadow="none" style:text-line-through-mode="continuous" style:font-style-asian="normal" style:language-asian="zh" style:country-asian="CN" style:language-complex="hi" style:country-complex="IN" style:font-name-asian="Noto Sans CJK SC Regular" style:font-name-complex="Lohit Devanagari" style:font-size-asian="12pt" style:font-size-complex="12pt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USB-gLINK_Rev_A-BOM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10R/R0402</text:p>
          </table:table-cell>
          <table:table-cell table:style-name="ce23" office:value-type="string" calcext:value-type="string">
            <text:p>R0402</text:p>
          </table:table-cell>
          <table:table-cell table:style-name="ce23" office:value-type="string" calcext:value-type="string">
            <text:p>R20</text:p>
          </table:table-cell>
          <table:table-cell table:style-name="ce25"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22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3,R14,R16,R17,R18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100R/R0402</text:p>
          </table:table-cell>
          <table:table-cell table:style-name="ce21" office:value-type="string" calcext:value-type="string">
            <text:p>R0402</text:p>
          </table:table-cell>
          <table:table-cell table:style-name="ce21"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8" office:value-type="string" calcext:value-type="string">
            <text:p>2.2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,R7,R8,R9,R10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4.7k/R0402</text:p>
          </table:table-cell>
          <table:table-cell table:style-name="ce8" office:value-type="string" calcext:value-type="string">
            <text:p>R0402</text:p>
          </table:table-cell>
          <table:table-cell table:style-name="ce23" office:value-type="string" calcext:value-type="string">
            <text:p>R11</text:p>
          </table:table-cell>
          <table:table-cell table:number-columns-repeated="102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2,</text:span>R4,R5,R12,<text:span text:style-name="T2">R28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33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0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470k/R0402</text:p>
          </table:table-cell>
          <table:table-cell table:style-name="ce21" office:value-type="string" calcext:value-type="string">
            <text:p>R0402</text:p>
          </table:table-cell>
          <table:table-cell table:style-name="ce2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1M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5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5uH/3.2A/26mR/20%/</text:p>
            <text:p>10.3x10.4x3.0mm</text:p>
            <text:p>(HSMRH103R-2R5M)</text:p>
          </table:table-cell>
          <table:table-cell table:style-name="ce8" office:value-type="string" calcext:value-type="string">
            <text:p>HSMRH103R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33nH/0402</text:p>
          </table:table-cell>
          <table:table-cell table:style-name="ce23" office:value-type="string" calcext:value-type="string">
            <text:p>L0402</text:p>
          </table:table-cell>
          <table:table-cell table:style-name="ce23" office:value-type="string" calcext:value-type="string">
            <text:p>L2</text:p>
          </table:table-cell>
          <table:table-cell table:style-name="ce2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pF/50V/5%/CO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6,C2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33pF/50V/5%/CO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<text:span text:style-name="T3">C3,</text:span>C8,C9,C11,C15,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0pF/50V/5%/CO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3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10nF/10V/10%/X5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0,C30,C31,C32</text:p>
          </table:table-cell>
          <table:table-cell table:number-columns-repeated="1020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8" office:value-type="string" calcext:value-type="string">
            <text:p>100nF/10V/10%/X5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7,C14,C19,C28,C29,C34</text:p>
          </table:table-cell>
          <table:table-cell table:number-columns-repeated="102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2,C4,C5,C6,<text:span text:style-name="T4">C3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47uF/6.3V/20%/X5R/C0805</text:p>
          </table:table-cell>
          <table:table-cell table:style-name="ce8" office:value-type="string" calcext:value-type="string">
            <text:p>C0805</text:p>
          </table:table-cell>
          <table:table-cell table:style-name="ce8" office:value-type="string" calcext:value-type="string">
            <text:p>C12,C13,C17,C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Red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NetMod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NetStat1,CHR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Green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ModStat1</text:p>
          </table:table-cell>
          <table:table-cell table:number-columns-repeated="102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1N5822/SMA</text:p>
          </table:table-cell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D1,<text:span text:style-name="T2">D2</text:span>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1N5819S4/SOD123</text:p>
          </table:table-cell>
          <table:table-cell table:style-name="ce21" office:value-type="string" calcext:value-type="string">
            <text:p>SOD123</text:p>
          </table:table-cell>
          <table:table-cell table:style-name="ce21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>
            <text:p>LMUN2211LT1G(SOT23-3)</text:p>
          </table:table-cell>
          <table:table-cell table:style-name="ce8" office:value-type="string" calcext:value-type="string">
            <text:p>SOT23</text:p>
          </table:table-cell>
          <table:table-cell table:style-name="ce21" office:value-type="string" calcext:value-type="string">
            <text:p>T2,T3</text:p>
          </table:table-cell>
          <table:table-cell table:number-columns-repeated="102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8" office:value-type="string" calcext:value-type="string">
            <text:p>IRLML6402(SOT23-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ET1,FET3,<text:span text:style-name="T2">FET4</text:span></text:p>
          </table:table-cell>
          <table:table-cell table:number-columns-repeated="102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BSS138(SOT23-3)</text:p>
          </table:table-cell>
          <table:table-cell table:style-name="ce23" office:value-type="string" calcext:value-type="string">
            <text:p>SOT23</text:p>
          </table:table-cell>
          <table:table-cell table:style-name="ce23" office:value-type="string" calcext:value-type="string">
            <text:p>FET2,<text:span text:style-name="T4">FET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113ADC(SOT23-6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uectel_EG25-G_Module</text:p>
          </table:table-cell>
          <table:table-cell table:style-name="ce11" office:value-type="string" calcext:value-type="string">
            <text:p>LGA-144_</text:p>
            <text:p>32.0mmx29.0mmx2.4mm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IM-SMT-6P</text:p>
            <text:p>(NASCT-W0012X-06-LF)</text:p>
          </table:table-cell>
          <table:table-cell table:style-name="ce8" office:value-type="string" calcext:value-type="string">
            <text:p>NASCT-W0012X-06-LF</text:p>
          </table:table-cell>
          <table:table-cell table:style-name="ce8" office:value-type="string" calcext:value-type="string">
            <text:p>SIM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U.FL-R-SMT-1</text:p>
          </table:table-cell>
          <table:table-cell table:style-name="ce8" office:value-type="string" calcext:value-type="string">
            <text:p>ANT_GNSS1,ANT_MAIN1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ANTENNA_GSM_U.FL(PCB)</text:p>
          </table:table-cell>
          <table:table-cell table:style-name="ce13" office:value-type="string" calcext:value-type="string">
            <text:p>-</text:p>
          </table:table-cell>
          <table:table-cell table:style-name="ce23" office:value-type="string" calcext:value-type="string">
            <text:p>ANTENNA_GSM_U.FL(PCB)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ANTENNA-GPS-25x25-200-u.FL</text:p>
          </table:table-cell>
          <table:table-cell table:style-name="ce13" office:value-type="string" calcext:value-type="string">
            <text:p>-</text:p>
          </table:table-cell>
          <table:table-cell table:style-name="ce26" office:value-type="string" calcext:value-type="string">
            <text:p>ANTENNA-GPS-25x25-200-u.FL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</text:p>
            <text:p>(USB_MICRO)</text:p>
          </table:table-cell>
          <table:table-cell table:style-name="ce8" office:value-type="string" calcext:value-type="string">
            <text:p>USB-MICRO_</text:p>
            <text:p>MISB-SWMM-5B_LF</text:p>
          </table:table-cell>
          <table:table-cell table:style-name="ce8" office:value-type="string" calcext:value-type="string">
            <text:p>USB-DEV1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3" office:value-type="string" calcext:value-type="string">
            <text:p>NA(YA-V36P-2X20-LF)</text:p>
          </table:table-cell>
          <table:table-cell table:style-name="ce23" office:value-type="string" calcext:value-type="string">
            <text:p>YA-V36P-2X20-LF</text:p>
          </table:table-cell>
          <table:table-cell table:style-name="ce23" office:value-type="string" calcext:value-type="string">
            <text:p><text:span text:style-name="T5">EXT1</text:span><text:span text:style-name="T6">,</text:span>EX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W02S</text:p>
          </table:table-cell>
          <table:table-cell table:style-name="ce8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IT1185AU2</text:p>
          </table:table-cell>
          <table:table-cell table:style-name="ce8" office:value-type="string" calcext:value-type="string">
            <text:p>PWR_KEY1,RST_KEY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Opened</text:p>
          </table:table-cell>
          <table:table-cell table:style-name="ce8" office:value-type="string" calcext:value-type="string">
            <text:p>SJ_1</text:p>
          </table:table-cell>
          <table:table-cell table:style-name="ce8" office:value-type="string" calcext:value-type="string">
            <text:p>BOOT_E1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Soldered</text:p>
          </table:table-cell>
          <table:table-cell table:style-name="ce21" office:value-type="string" calcext:value-type="string">
            <text:p>SJ_1</text:p>
          </table:table-cell>
          <table:table-cell table:style-name="ce21" office:value-type="string" calcext:value-type="string">
            <text:p>Start_E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0R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.5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3.9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6,R2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3,R24,R2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NA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22,C23,C24,C25,C26,C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U.FL-R-SMT-1)</text:p>
          </table:table-cell>
          <table:table-cell table:style-name="ce8" office:value-type="string" calcext:value-type="string">
            <text:p>U.FL-R-SMT-1</text:p>
          </table:table-cell>
          <table:table-cell table:style-name="ce8" office:value-type="string" calcext:value-type="string">
            <text:p>ANT_DIV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7">
          <table:table-cell table:style-name="ce7"/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9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6:11:00.954892058">00:00:00</text:time></text:span></text:p>
        </style:region-left>
        <style:region-center>
          <text:p><text:span text:style-name="MT1">USB-gLINK_Rev_C-BOM</text:span></text:p>
        </style:region-center>
        <style:region-right>
          <text:p><text:span text:style-name="MT2"><text:date style:data-style-name="N2" text:date-value="2020-02-0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6:11:00.959476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6:36:51.157377254</dc:date>
    <meta:editing-duration>PT2H39M11S</meta:editing-duration>
    <meta:editing-cycles>51</meta:editing-cycles>
    <meta:generator>LibreOffice/6.0.7.3$Linux_X86_64 LibreOffice_project/00m0$Build-3</meta:generator>
    <meta:document-statistic meta:table-count="1" meta:cell-count="192" meta:object-count="0"/>
  </office:meta>
</office:document-meta>
</file>